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cm" svg:y1="3.3cm" svg:x2="18cm" svg:y2="3.3cm">
          <text:p/>
        </draw:line>
        <draw:rect draw:style-name="gr2" draw:text-style-name="P2" draw:layer="layout" svg:width="2.1cm" svg:height="1cm" svg:x="1.9cm" svg:y="2.8cm">
          <text:p text:style-name="P1"><text:span text:style-name="T1">ターミネータ</text:span></text:p>
        </draw:rect>
        <draw:rect draw:style-name="gr3" draw:text-style-name="P1" draw:layer="layout" svg:width="2cm" svg:height="0.5cm" svg:x="7.3cm" svg:y="3.1cm">
          <text:p/>
        </draw:rect>
        <draw:rect draw:style-name="gr3" draw:text-style-name="P1" draw:layer="layout" svg:width="2cm" svg:height="0.5cm" svg:x="12.9cm" svg:y="3.1cm">
          <text:p/>
        </draw:rect>
        <draw:rect draw:style-name="gr2" draw:text-style-name="P2" draw:layer="layout" svg:width="1.5cm" svg:height="1.5cm" svg:x="7.7cm" svg:y="6.7cm">
          <text:p text:style-name="P1"><text:span text:style-name="T1">端末</text:span></text:p>
        </draw:rect>
        <draw:line draw:style-name="gr4" draw:text-style-name="P1" draw:layer="layout" svg:x1="8.4cm" svg:y1="3.6cm" svg:x2="8.4cm" svg:y2="6.6cm">
          <text:p/>
        </draw:line>
        <draw:line draw:style-name="gr4" draw:text-style-name="P1" draw:layer="layout" svg:x1="14cm" svg:y1="3.6cm" svg:x2="14cm" svg:y2="6.6cm">
          <text:p/>
        </draw:line>
        <draw:frame draw:style-name="gr5" draw:layer="layout" svg:width="2.17cm" svg:height="0.569cm" svg:x="15.23cm" svg:y="3.9cm">
          <draw:text-box>
            <text:p><text:span text:style-name="T2">同</text:span><text:span text:style-name="T1">軸ケーブル</text:span></text:p>
          </draw:text-box>
        </draw:frame>
        <draw:rect draw:style-name="gr2" draw:text-style-name="P2" draw:layer="layout" svg:width="2.1cm" svg:height="1cm" svg:x="18.072cm" svg:y="2.837cm">
          <text:p text:style-name="P1"><text:span text:style-name="T1">ターミネータ</text:span></text:p>
        </draw:rect>
        <draw:rect draw:style-name="gr2" draw:text-style-name="P2" draw:layer="layout" svg:width="1.5cm" svg:height="1.5cm" svg:x="13.3cm" svg:y="6.6cm">
          <text:p text:style-name="P1"><text:span text:style-name="T1">端末</text:span></text:p>
        </draw:rect>
        <draw:frame draw:style-name="gr5" draw:text-style-name="P3" draw:layer="layout" svg:width="1.967cm" svg:height="0.819cm" svg:x="6.033cm" svg:y="4cm">
          <draw:text-box>
            <text:p><text:span text:style-name="T1">噛みつき</text:span></text:p>
            <text:p><text:span text:style-name="T1">トランシーバ</text:span></text:p>
          </draw:text-box>
        </draw:frame>
        <draw:frame draw:style-name="gr5" draw:text-style-name="P3" draw:layer="layout" svg:width="1.967cm" svg:height="0.819cm" svg:x="11.533cm" svg:y="4cm">
          <draw:text-box>
            <text:p><text:span text:style-name="T1">噛みつき</text:span></text:p>
            <text:p><text:span text:style-name="T1">トランシーバ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30T01:54:33.15</meta:creation-date>
    <dc:date>2010-08-01T12:33:32.12</dc:date>
    <meta:editing-duration>PT37H45M59S</meta:editing-duration>
    <meta:editing-cycles>3</meta:editing-cycles>
    <meta:generator>OpenOffice.org/3.1$Win32 OpenOffice.org_project/310m19$Build-9420</meta:generator>
    <meta:document-statistic meta:object-count="12"/>
  </office:meta>
</office:document-meta>
</file>